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5pt" fo:font-weight="bold" officeooo:rsid="00036e32" officeooo:paragraph-rsid="00036e32" style:font-size-asian="13.1000003814697pt" style:font-weight-asian="bold" style:font-size-complex="15pt" style:font-weight-complex="bold"/>
    </style:style>
    <style:style style:name="P2" style:family="paragraph" style:parent-style-name="Standard">
      <style:paragraph-properties fo:text-align="justify" style:justify-single-word="false"/>
      <style:text-properties fo:color="#000000" fo:font-size="12pt" fo:font-weight="normal" officeooo:rsid="00036e32" officeooo:paragraph-rsid="00036e3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color="#000000" fo:font-size="12pt" fo:font-weight="normal" officeooo:rsid="00175867" officeooo:paragraph-rsid="0017586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fo:font-size="12pt" fo:font-weight="normal" officeooo:rsid="00196ca7" officeooo:paragraph-rsid="00196ca7" style:font-size-asian="10.5pt" style:font-weight-asian="normal" style:font-size-complex="12pt" style:font-weight-complex="normal"/>
    </style:style>
    <style:style style:name="P5" style:family="paragraph" style:parent-style-name="Standard" style:list-style-name="L1">
      <style:paragraph-properties fo:text-align="justify" style:justify-single-word="false"/>
      <style:text-properties fo:color="#000000" fo:font-size="12pt" fo:font-weight="normal" officeooo:rsid="00036e32" officeooo:paragraph-rsid="00036e32" style:font-size-asian="10.5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fo:color="#000000" fo:font-size="12pt" fo:font-weight="normal" officeooo:rsid="0004afd9" officeooo:paragraph-rsid="0004afd9"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color="#000000" fo:font-size="12pt" fo:font-weight="normal" officeooo:rsid="00175867" officeooo:paragraph-rsid="00175867" style:font-size-asian="10.5pt" style:font-weight-asian="normal" style:font-size-complex="12pt" style:font-weight-complex="normal"/>
    </style:style>
    <style:style style:name="P8" style:family="paragraph" style:parent-style-name="Standard" style:list-style-name="L2">
      <style:paragraph-properties fo:text-align="justify" style:justify-single-word="false"/>
      <style:text-properties fo:color="#000000" fo:font-size="12pt" fo:font-weight="normal" officeooo:rsid="00196ca7" officeooo:paragraph-rsid="00196ca7" style:font-size-asian="10.5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fo:color="#000000" fo:font-size="12pt" fo:font-weight="normal" officeooo:rsid="00196ca7" officeooo:paragraph-rsid="0023a66b" style:font-size-asian="10.5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fo:color="#000000" fo:font-size="12pt" fo:font-weight="normal" officeooo:rsid="0029cf4f" officeooo:paragraph-rsid="0029cf4f"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4afd9" style:font-weight-asian="bold" style:font-weight-complex="bold"/>
    </style:style>
    <style:style style:name="T3" style:family="text">
      <style:text-properties fo:font-weight="bold" officeooo:rsid="000c7554" style:font-weight-asian="bold" style:font-weight-complex="bold"/>
    </style:style>
    <style:style style:name="T4" style:family="text">
      <style:text-properties fo:font-weight="bold" officeooo:rsid="001786ad" style:font-weight-asian="bold" style:font-weight-complex="bold"/>
    </style:style>
    <style:style style:name="T5" style:family="text">
      <style:text-properties fo:font-weight="bold" officeooo:rsid="001c4691" style:font-weight-asian="bold" style:font-weight-complex="bold"/>
    </style:style>
    <style:style style:name="T6" style:family="text">
      <style:text-properties fo:font-weight="bold" officeooo:rsid="0023a66b" style:font-weight-asian="bold" style:font-weight-complex="bold"/>
    </style:style>
    <style:style style:name="T7" style:family="text">
      <style:text-properties fo:font-weight="bold" officeooo:rsid="0036b58d" style:font-weight-asian="bold" style:font-weight-complex="bold"/>
    </style:style>
    <style:style style:name="T8" style:family="text">
      <style:text-properties officeooo:rsid="0004afd9"/>
    </style:style>
    <style:style style:name="T9" style:family="text">
      <style:text-properties officeooo:rsid="000c7554"/>
    </style:style>
    <style:style style:name="T10" style:family="text">
      <style:text-properties officeooo:rsid="001786ad"/>
    </style:style>
    <style:style style:name="T11" style:family="text">
      <style:text-properties officeooo:rsid="001c4691"/>
    </style:style>
    <style:style style:name="T12" style:family="text">
      <style:text-properties officeooo:rsid="0023a66b"/>
    </style:style>
    <style:style style:name="T13" style:family="text">
      <style:text-properties officeooo:rsid="0036b58d"/>
    </style:style>
    <style:style style:name="T14" style:family="text">
      <style:text-properties officeooo:rsid="003cac4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 <text:span text:style-name="T14">ER</text:span></text:p>
      <text:p text:style-name="P1"/>
      <text:p text:style-name="P2">Il database è costituito dalle seguenti entità (che sono state poi tramutate in tabelle come descritto nello schema relazionale in formato SQL allegato).</text:p>
      <text:p text:style-name="P2"/>
      <text:list xml:id="list1853619066" text:style-name="L1">
        <text:list-item>
          <text:p text:style-name="P5"><text:span text:style-name="T1">ADMINISTRATOR</text:span> → Le istanze di questa entità rappresentano gli utenti amministratori del server. All’avvio del server IP è necessario che almeno un utente amministratore esista. In caso contrario, prima che il server inizi a processare eventuali richieste da parte dei client, provvederà a crearne uno chiedendo all’utente uno uid (identificatore univoco per ogni amministratore) e una password da associare all’amministratore. Entrambi gli attributi sono di tipo <text:span text:style-name="T1">stringa</text:span>, ed entrambi sono obbligatori.</text:p>
        </text:list-item>
        <text:list-item>
          <text:p text:style-name="P5"><text:span text:style-name="T1">GAME</text:span> → Le istanze di questa entità rappresentano le partite del gioco “Il paroliere” (Le partite, non le sessioni di gioco associate alla partita). Ogni partita è identificata univocamente da un attributo <text:span text:style-name="T1">id</text:span> di tipo <text:span text:style-name="T1">intero</text:span> (autoincrement). Inoltre ogni partita ha come attributi: <text:span text:style-name="T1">name</text:span> (nome della partita) di tipo <text:span text:style-name="T1">stringa</text:span>, <text:span text:style-name="T1">n_rounds</text:span> (numero di round/sessioni associati alla partita) di tipo <text:span text:style-name="T1">intero</text:span>, <text:span text:style-name="T1">max_players</text:span> (il numero massimo di utenti ammissibili in partita) di tipo <text:span text:style-name="T1">intero</text:span>, <text:span text:style-name="T1">status</text:span> (lo stato della partita (Questo attributo può assumere solamente i seguenti valori: <text:span text:style-name="T1">open</text:span> → La partita non è ancora iniziata, nuovi utenti possono accedere; <text:span text:style-name="T1">playing</text:span> → la partita si sta giocando, nessun nuovo utente ammesso; <text:span text:style-name="T1">closed</text:span> → la partita si è conclusa)) di tipo <text:span text:style-name="T1">stringa</text:span>, <text:span text:style-name="T1">date</text:span> (la data e ora di creazione della partita) di tipo <text:span text:style-name="T1">datetime</text:span>.</text:p>
        </text:list-item>
        <text:list-item>
          <text:p text:style-name="P5"><text:span text:style-name="T1">USER</text:span> → Le istanze di questa entità rappresentano gli utenti giocatori che si sono registrati sul server del gioco “Il paroliere”. Ogni utente è identificato univocamente sia da una <text:span text:style-name="T1">mail</text:span> che da uno <text:span text:style-name="T1">username</text:span> (inoltre questi due attributi sono entrambi univoci all’interno del database). I due attributi che fungono da primary key e unique sono di tipo <text:span text:style-name="T1">stringa</text:span>. Inoltre ogni utente ha come attributi: <text:span text:style-name="T1">name</text:span> (il nome dell’utente) di tipo <text:span text:style-name="T1">stringa</text:span>, <text:span text:style-name="T2">surname</text:span><text:span text:style-name="T8"> (il cognome dell’utente) di tipo </text:span><text:span text:style-name="T2">stringa</text:span><text:span text:style-name="T8">, password (la password che l’utente dovrà usare insieme alla mail per accedere alla piattaforma) di tipo </text:span><text:span text:style-name="T2">stringa</text:span><text:span text:style-name="T8">, </text:span><text:span text:style-name="T2">is_confirmed</text:span><text:span text:style-name="T8"> (attributo booleano che viene settato a </text:span><text:span text:style-name="T2">false</text:span><text:span text:style-name="T8"> nel momento in cui l’utente viene creato, e che verrà settato a </text:span><text:span text:style-name="T2">true</text:span><text:span text:style-name="T8"> solamente quando l’utente confermerà la propria registrazione tramite la mail inviata in fase di registrazione) di tipo </text:span><text:span text:style-name="T2">boolean</text:span><text:span text:style-name="T8">, </text:span><text:span text:style-name="T2">code</text:span><text:span text:style-name="T8"> (codice che viene settato in fase di registrazione e che verrà inviato all’utente via mail. L’utente dovrà verificare la propria registrazione usando questo codice. Una volta confermata l’identità, questo attributo verrà setttato a </text:span><text:span text:style-name="T2">NULL</text:span><text:span text:style-name="T8">) di tipo </text:span><text:span text:style-name="T2">stringa</text:span><text:span text:style-name="T8">.</text:span></text:p>
        </text:list-item>
        <text:list-item>
          <text:p text:style-name="P6"><text:span text:style-name="T1">ENTER</text:span> → Le istanze di questa entità rappresentano il fatto che un utente sia entrato in una partita. C’è un’istanza di ENTER per ogni utente/partita per ogni sessione di gioco. Significa che se la partita ha avuto 3 sessioni di gioco, ci saranno 3 istanze di ENTER relative allo stesso utente e alla stessa partita. Di fatti, le istanze di ENTER sono identificate univocamente dall’<text:span text:style-name="T1">id</text:span> della partita, dalla <text:span text:style-name="T1">mail</text:span> e <text:span text:style-name="T1">username</text:span> dell’utente, e dal numero di sessione (session_number). <text:span text:style-name="T9">Inoltre ogni istanza ha l’attributo </text:span><text:span text:style-name="T3">characters</text:span><text:span text:style-name="T9"> (rappresenta le lettere uscite nella griglia di quella particolare sessione. Dato che la griglia è una 4x4, la stringa in characters sarà lunga 16 → primi 4 caratteri prima riga; prossimi 4 caratteri seconda riga; prossimi 4 caratteri terza riga; ultimi 4 caratteri quarta ed ultima riga).</text:span></text:p>
        </text:list-item>
        <text:list-item>
          <text:p text:style-name="P7"><text:span text:style-name="T1">DISCOVER</text:span> → Le istanze di questa entità rappresentano le parole che un utente, in una specifica sessione di una specifica partita propone. Tutte le parole proposte dall’utente (sia valide che non valide vengono registrate). Ogni istanza è identificata quindi dall’identificatore della partita, dall’identificatore dell’utente, dall’identificatore della sessione di gioco e dalla parola stessa (<text:span text:style-name="T1">word</text:span> di tipo stringa). <text:span text:style-name="T10">Questo approccio permette a più utenti di proporre la stessa parola nella medesima sessione della stessa partita. Inoltre ogni istanza ha I seguenti attributi: </text:span><text:span text:style-name="T4">n_requests</text:span><text:span text:style-name="T10"> (numero di richieste di spiegazione da parte degli utenti) di tipo </text:span><text:span text:style-name="T4">intero</text:span><text:span text:style-name="T10">, </text:span><text:span text:style-name="T4">score</text:span><text:span text:style-name="T10"> (punteggio che questa parola ha fatto ottenere all’utente che l’ha proposta) di tipo </text:span><text:span text:style-name="T4">intero</text:span><text:span text:style-name="T10">, </text:span><text:span text:style-name="T4">is_valid</text:span><text:span text:style-name="T10"> (booleano che rappresenta se la parola è valida </text:span><text:soft-page-break/><text:span text:style-name="T10">oppure no) di tipo </text:span><text:span text:style-name="T4">boolean</text:span><text:span text:style-name="T10">, </text:span><text:span text:style-name="T4">reason</text:span><text:span text:style-name="T10"> (specifica, in caso di parola non valida, la ragione del rifiuto</text:span><text:span text:style-name="T10">) di tipo </text:span><text:span text:style-name="T4">stringa</text:span><text:span text:style-name="T10">.</text:span></text:p>
        </text:list-item>
      </text:list>
      <text:p text:style-name="P3"/>
      <text:p text:style-name="P4">Il database, inoltre, contiene le seguenti relazioni tra le entità:</text:p>
      <text:p text:style-name="P4"/>
      <text:list xml:id="list2935058860" text:style-name="L2">
        <text:list-item>
          <text:p text:style-name="P8"><text:span text:style-name="T1">HAS</text:span> → Relazione che collega le entità <text:span text:style-name="T1">ENTER</text:span> e <text:span text:style-name="T1">USER</text:span>. Questa relazione rappresenta il fatto che un utente entra in una partita. Dalle cardinalità capiamo che un utente può essere associato con <text:span text:style-name="T1">0 o n</text:span> istanze di enter (il che significa che un utente può aver partecipato a sessioni di gioco. Data la struttura del DB, comprendiamo il fatto che un utente può partecipare a più sessioni relative alla stessa partita (grazie al parametro <text:span text:style-name="T1">session_number</text:span>)). Dato che le istanze di enter sono anche identificate dall’utente, una istanza di enter può essere relazionata con <text:span text:style-name="T1">uno ed un</text:span> solo utente.</text:p>
        </text:list-item>
        <text:list-item>
          <text:p text:style-name="P9"><text:span text:style-name="T1">RELATED</text:span> → <text:span text:style-name="T11">Relazione che collega le entità </text:span><text:span text:style-name="T5">GAME</text:span><text:span text:style-name="T11"> e </text:span><text:span text:style-name="T5">ENTER</text:span><text:span text:style-name="T11">. Questa relazione rappresenta il fatto che una partita ha associate più partecipazioni da parte di utenti. Un’istanza di GAME ha associate </text:span><text:span text:style-name="T5">A x B</text:span><text:span text:style-name="T11"> numero di istanze di ENTER (A = numero di turni/sessioni di gioco; B = numero di giocatori iscritti alla partita). Un’istanza di una partita ha associata </text:span><text:span text:style-name="T5">almeno una</text:span><text:span text:style-name="T11"> partecipazione (nel momento in cui tutti lasciano la partita, <text:s/>questa viene cancellata). </text:span>Dato che le istanze di enter sono anche identificate <text:span text:style-name="T12">dalla partita</text:span>, una istanza di enter può essere relazionata con <text:span text:style-name="T1">un</text:span><text:span text:style-name="T6">a</text:span><text:span text:style-name="T1"> ed un</text:span><text:span text:style-name="T6">a</text:span> sol<text:span text:style-name="T12">a</text:span> <text:span text:style-name="T12">partita</text:span>.</text:p>
        </text:list-item>
        <text:list-item>
          <text:p text:style-name="P10"><text:span text:style-name="T1">WRITE</text:span> → <text:span text:style-name="T13">Relazione che collega le entità </text:span><text:span text:style-name="T7">ENTER</text:span><text:span text:style-name="T13"> e </text:span><text:span text:style-name="T7">DISCOVER</text:span><text:span text:style-name="T13">. Questa relazione rappresenta la registrazione di una parola relativa ad una sessione di gioco (che a sua volta è relativa ad un solo utente e ad una sola partit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2T14:26:18.062507755</meta:creation-date>
    <dc:date>2020-12-02T15:53:29.969864647</dc:date>
    <meta:editing-duration>PT27M34S</meta:editing-duration>
    <meta:editing-cycles>12</meta:editing-cycles>
    <meta:generator>LibreOffice/6.0.7.3$Linux_X86_64 LibreOffice_project/00m0$Build-3</meta:generator>
    <meta:document-statistic meta:table-count="0" meta:image-count="0" meta:object-count="0" meta:page-count="2" meta:paragraph-count="11" meta:word-count="920" meta:character-count="5843" meta:non-whitespace-character-count="4941"/>
  </office:meta>
</office:document-meta>
</file>